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2" text:anchor-type="page" text:anchor-page-number="1" svg:x="108mm" svg:y="246.54mm" svg:width="79.99mm" svg:height="47.01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22mm" svg:y="246.54mm" svg:width="79.99mm" svg:height="47.01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08mm" svg:y="198.03mm" svg:width="79.99mm" svg:height="47.01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22mm" svg:y="198.03mm" svg:width="79.99mm" svg:height="47.01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08mm" svg:y="149.52mm" svg:width="79.99mm" svg:height="47.01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22mm" svg:y="149.52mm" svg:width="79.99mm" svg:height="47.01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08mm" svg:y="101.02mm" svg:width="79.99mm" svg:height="47.01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22mm" svg:y="101.02mm" svg:width="79.99mm" svg:height="47.01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08mm" svg:y="52.51mm" svg:width="79.99mm" svg:height="47.01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22mm" svg:y="52.51mm" svg:width="79.99mm" svg:height="47.01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108mm" svg:y="4mm" svg:width="79.99mm" svg:height="47.01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22mm" svg:y="4mm" svg:width="79.99mm" svg:height="47.01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79.99mm" svg:height="47.01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4mm" fo:margin-bottom="0mm" fo:margin-left="22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6T16:55:54.758000000</meta:creation-date>
    <meta:editing-cycles>1</meta:editing-cycles>
    <meta:editing-duration>PT29S</meta:editing-duration>
    <dc:title>Rayfilm 2936</dc:title>
    <dc:date>2022-08-26T16:56:22.370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